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T1" style:family="text">
      <style:text-properties officeooo:rsid="0018d243"/>
    </style:style>
    <style:style style:name="T2" style:family="text">
      <style:text-properties officeooo:rsid="001a8c1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eihgegenstand</text:span>: <text:span text:style-name="T1">Großer Grill</text:span></text:p>
      <text:p text:style-name="P1">Zubehör: <text:span text:style-name="T1">1x Rost, 1x Grill</text:span></text:p>
      <text:p text:style-name="P2"><draw:frame draw:style-name="fr1" draw:name="Object1" text:anchor-type="paragraph" svg:x="-0.908cm" svg:y="0.064cm" svg:width="27.254cm" svg:height="15.77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6S</meta:editing-duration>
    <meta:editing-cycles>12</meta:editing-cycles>
    <meta:generator>LibreOffice/4.2.2.1$Windows_x86 LibreOffice_project/3be8cda0bddd8e430d8cda1ebfd581265cca5a0f</meta:generator>
    <dc:date>2015-01-11T13:50:23.153000000</dc:date>
    <meta:document-statistic meta:table-count="0" meta:image-count="0" meta:object-count="1" meta:page-count="1" meta:paragraph-count="2" meta:word-count="8" meta:character-count="54" meta:non-whitespace-character-count="4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Student</text:p>
          </table:table-cell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6:07:22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